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5cm"/>
    </style:style>
    <style:style style:name="co3" style:family="table-column">
      <style:table-column-properties fo:break-before="auto" style:column-width="1.591cm"/>
    </style:style>
    <style:style style:name="co4" style:family="table-column">
      <style:table-column-properties fo:break-before="auto" style:column-width="0.896cm"/>
    </style:style>
    <style:style style:name="co5" style:family="table-column">
      <style:table-column-properties fo:break-before="auto" style:column-width="1.332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425cm"/>
    </style:style>
    <style:style style:name="co8" style:family="table-column">
      <style:table-column-properties fo:break-before="auto" style:column-width="1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 table:style-name="ce3" office:value-type="string">
            <text:p>Itens</text:p>
          </table:table-cell>
          <table:table-cell/>
          <table:table-cell table:style-name="ce3" office:value-type="string">
            <text:p>0 itens</text:p>
          </table:table-cell>
          <table:table-cell table:style-name="ce3" office:value-type="string">
            <text:p>1 item</text:p>
          </table:table-cell>
          <table:table-cell table:style-name="ce3" office:value-type="string">
            <text:p>2 itens</text:p>
          </table:table-cell>
          <table:table-cell table:style-name="ce3" office:value-type="string">
            <text:p>3 itens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{a,d,e}</text:p>
          </table:table-cell>
          <table:table-cell/>
          <table:table-cell office:value-type="string">
            <text:p>{}: 10</text:p>
          </table:table-cell>
          <table:table-cell office:value-type="string">
            <text:p>{a}: 7</text:p>
          </table:table-cell>
          <table:table-cell office:value-type="string">
            <text:p>{a,c}: 4</text:p>
          </table:table-cell>
          <table:table-cell office:value-type="string">
            <text:p>{a,c,d}: 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{b,c,d}</text:p>
          </table:table-cell>
          <table:table-cell table:number-columns-repeated="2"/>
          <table:table-cell office:value-type="string">
            <text:p>{b}: 3</text:p>
          </table:table-cell>
          <table:table-cell office:value-type="string">
            <text:p>{a,d}: 5</text:p>
          </table:table-cell>
          <table:table-cell office:value-type="string">
            <text:p>{a,c,e}: 3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{a,c,e}</text:p>
          </table:table-cell>
          <table:table-cell table:number-columns-repeated="2"/>
          <table:table-cell office:value-type="string">
            <text:p>{c}: 7</text:p>
          </table:table-cell>
          <table:table-cell office:value-type="string">
            <text:p>{a,e}: 6</text:p>
          </table:table-cell>
          <table:table-cell office:value-type="string">
            <text:p>{a,d,e}: 4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{a,c,d,e}</text:p>
          </table:table-cell>
          <table:table-cell table:number-columns-repeated="2"/>
          <table:table-cell office:value-type="string">
            <text:p>{d}: 6</text:p>
          </table:table-cell>
          <table:table-cell office:value-type="string">
            <text:p>{b,c}: 3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{a,e}</text:p>
          </table:table-cell>
          <table:table-cell table:number-columns-repeated="2"/>
          <table:table-cell office:value-type="string">
            <text:p>{e}: 7</text:p>
          </table:table-cell>
          <table:table-cell office:value-type="string">
            <text:p>{c,d}: 4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{a,c,d}</text:p>
          </table:table-cell>
          <table:table-cell table:number-columns-repeated="3"/>
          <table:table-cell office:value-type="string">
            <text:p>{c,e}: 4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{b,c}</text:p>
          </table:table-cell>
          <table:table-cell table:number-columns-repeated="3"/>
          <table:table-cell office:value-type="string">
            <text:p>{d,e}: 4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{a,c,d,e}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{b,c,e}</text:p>
          </table:table-cell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{a,d,e}</text:p>
          </table:table-cell>
          <table:table-cell/>
          <table:table-cell table:style-name="Default"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8">28/12/2012</text:date>, <text:time>15:1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2-28T15:13:40</meta:creation-date>
    <dc:date>2012-12-28T15:19:30</dc:date>
    <meta:editing-duration>PT5M53S</meta:editing-duration>
    <meta:editing-cycles>1</meta:editing-cycles>
    <meta:document-statistic meta:table-count="3" meta:cell-count="41" meta:object-count="0"/>
    <meta:generator>BrOffice/3.3$Unix LibreOffice_project/330m19$Build-6</meta:generator>
  </office:meta>
</office:document-meta>
</file>